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9970000331AF19719A7.svm"/>
  <manifest:file-entry manifest:media-type="" manifest:full-path="Pictures/200000070000695700003C9C479A8C5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993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fr" fo:country="FR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cc33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cc33" fo:language="fr" fo:country="FR" style:text-underline-style="solid" style:text-underline-width="auto" style:text-underline-color="font-color"/>
    </style:style>
    <style:style style:name="P8" style:family="paragraph" style:parent-style-name="Standard">
      <style:paragraph-properties fo:text-align="start" style:justify-single-word="false"/>
      <style:text-properties fo:color="#00cc33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style:text-underline-style="none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underline-style="none" fo:font-weight="normal" style:font-weight-asian="normal" style:font-weight-complex="normal"/>
    </style:style>
    <style:style style:name="P12" style:family="paragraph" style:parent-style-name="Preformatted_20_Text">
      <style:paragraph-properties fo:text-align="start" style:justify-single-word="false"/>
    </style:style>
    <style:style style:name="P13" style:family="paragraph" style:parent-style-name="Preformatted_20_Text">
      <style:paragraph-properties fo:text-align="start" style:justify-single-word="false"/>
      <style:text-properties fo:color="#ff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color="#ff9900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Courier New" fo:font-size="11pt" style:font-size-asian="11pt" style:font-size-complex="11pt"/>
    </style:style>
    <style:style style:name="P16" style:family="paragraph" style:parent-style-name="Preformatted_20_Text">
      <style:paragraph-properties fo:text-align="start" style:justify-single-word="false"/>
    </style:style>
    <style:style style:name="P17" style:family="paragraph" style:parent-style-name="Preformatted_20_Text">
      <style:paragraph-properties fo:text-align="start" style:justify-single-word="false"/>
      <style:text-properties style:font-name="Courier New" fo:font-size="11pt" fo:language="fr" fo:country="FR" style:font-size-asian="11pt" style:font-size-complex="11pt"/>
    </style:style>
    <style:style style:name="P18" style:family="paragraph" style:parent-style-name="Preformatted_20_Text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19" style:family="paragraph" style:parent-style-name="Preformatted_20_Text">
      <style:paragraph-properties fo:margin-top="0cm" fo:margin-bottom="0cm"/>
      <style:text-properties style:font-name="Courier New"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language="fr" fo:country="FR"/>
    </style:style>
    <style:style style:name="P21" style:family="paragraph" style:parent-style-name="Standard">
      <style:paragraph-properties fo:text-align="start" style:justify-single-word="false"/>
      <style:text-properties fo:color="#000000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Courier New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Courier New" fo:font-size="11pt" style:text-underline-style="none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1pt" fo:language="fr" fo:country="FR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fo:color="#cc0000"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9933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9933" fo:font-size="13pt" fo:language="fr" fo:country="F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weight="bold" fo:background-color="transparent" style:font-weight-asian="bold" style:font-weight-complex="bold"/>
    </style:style>
    <style:style style:name="T4" style:family="text">
      <style:text-properties fo:color="#ff0000" fo:language="fr" fo:country="FR"/>
    </style:style>
    <style:style style:name="T5" style:family="text">
      <style:text-properties fo:color="#ff0000" fo:language="fr" fo:country="FR" fo:font-weight="bold" style:font-weight-asian="bold" style:font-weight-complex="bold"/>
    </style:style>
    <style:style style:name="T6" style:family="text">
      <style:text-properties fo:color="#ff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ff0000" style:text-underline-style="none" fo:font-weight="bold" style:font-weight-asian="bold" style:font-weight-complex="bold"/>
    </style:style>
    <style:style style:name="T8" style:family="text">
      <style:text-properties fo:language="fr" fo:country="FR"/>
    </style:style>
    <style:style style:name="T9" style:family="text">
      <style:text-properties fo:color="#0000ff"/>
    </style:style>
    <style:style style:name="T10" style:family="text">
      <style:text-properties fo:color="#0000ff" fo:language="fr" fo:country="FR"/>
    </style:style>
    <style:style style:name="T11" style:family="text">
      <style:text-properties fo:color="#0000ff" style:font-name="Courier New" fo:font-size="11pt" style:font-size-asian="11pt" style:font-size-complex="11pt"/>
    </style:style>
    <style:style style:name="T12" style:family="text">
      <style:text-properties fo:color="#ff9900"/>
    </style:style>
    <style:style style:name="T13" style:family="text">
      <style:text-properties fo:color="#ff9900" fo:language="fr" fo:country="FR"/>
    </style:style>
    <style:style style:name="T14" style:family="text">
      <style:text-properties fo:color="#00cc00"/>
    </style:style>
    <style:style style:name="T15" style:family="text">
      <style:text-properties fo:color="#00cc00" fo:language="fr" fo:country="FR"/>
    </style:style>
    <style:style style:name="T16" style:family="text">
      <style:text-properties fo:color="#3333ff"/>
    </style:style>
    <style:style style:name="T17" style:family="text">
      <style:text-properties fo:color="#00cc33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color="#000000"/>
    </style:style>
    <style:style style:name="T21" style:family="text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fo:color="#0066ff"/>
    </style:style>
    <style:style style:name="T24" style:family="text">
      <style:text-properties fo:color="#0066ff" style:text-underline-style="none"/>
    </style:style>
    <style:style style:name="T25" style:family="text">
      <style:text-properties fo:color="#cc9900"/>
    </style:style>
    <style:style style:name="T26" style:family="text">
      <style:text-properties fo:color="#cc9900" style:text-underline-style="none"/>
    </style:style>
    <style:style style:name="T27" style:family="text">
      <style:text-properties fo:color="#cc9900" fo:language="fr" fo:country="FR"/>
    </style:style>
    <style:style style:name="T28" style:family="text">
      <style:text-properties fo:color="#990099"/>
    </style:style>
    <style:style style:name="T29" style:family="text">
      <style:text-properties fo:color="#990099" fo:language="fr" fo:country="FR"/>
    </style:style>
    <style:style style:name="T30" style:family="text">
      <style:text-properties fo:color="#009900"/>
    </style:style>
    <style:style style:name="T31" style:family="text">
      <style:text-properties fo:color="#000099"/>
    </style:style>
    <style:style style:name="T32" style:family="text">
      <style:text-properties fo:color="#000099" fo:language="fr" fo:country="FR"/>
    </style:style>
    <style:style style:name="T33" style:family="text">
      <style:text-properties fo:color="#000099" style:font-name="Courier New" fo:font-size="11pt" style:font-size-asian="11pt" style:font-size-complex="11pt"/>
    </style:style>
    <style:style style:name="T34" style:family="text">
      <style:text-properties fo:color="#ff420e"/>
    </style:style>
    <style:style style:name="T35" style:family="text">
      <style:text-properties fo:color="#ff420e" fo:language="fr" fo:country="FR"/>
    </style:style>
    <style:style style:name="T36" style:family="text">
      <style:text-properties fo:color="#ff420e" style:text-underline-style="none"/>
    </style:style>
    <style:style style:name="T37" style:family="text">
      <style:text-properties fo:color="#007826"/>
    </style:style>
    <style:style style:name="T38" style:family="text">
      <style:text-properties fo:color="#007826" fo:language="fr" fo:country="FR"/>
    </style:style>
    <style:style style:name="T39" style:family="text">
      <style:text-properties fo:color="#007826" style:font-name="Courier New" fo:font-size="11pt" style:font-size-asian="11pt" style:font-size-complex="11pt"/>
    </style:style>
    <style:style style:name="T40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SCRIPT</text:p>
      <text:p text:style-name="P1"/>
      <text:p text:style-name="P1">travailler avec visual studio code: (mettre le script à la fin du body pour le JS)</text:p>
      <text:p text:style-name="P1"/>
      <text:p text:style-name="P1">&lt;body&gt;</text:p>
      <text:p text:style-name="P1"><text:tab/>&lt;script src= «nom du fichier.js»&gt;&lt;/script&gt;</text:p>
      <text:p text:style-name="P1">&lt;/body&gt;</text:p>
      <text:p text:style-name="P1"/>
      <text:p text:style-name="P1"><text:span text:style-name="T2">let</text:span> = déclare une variable</text:p>
      <text:p text:style-name="P1"/>
      <text:p text:style-name="P1"><text:span text:style-name="T2">const</text:span> = constant. Ne déclare pas à une variable, la valeur ne changera pas</text:p>
      <text:p text:style-name="P1"/>
      <text:p text:style-name="P1"><text:span text:style-name="T1">var = ne pas utiliser!</text:span>!</text:p>
      <text:p text:style-name="P1"/>
      <text:p text:style-name="P1"><text:span text:style-name="T2">typeof </text:span>= sort le genre de la variable</text:p>
      <text:p text:style-name="P1"><text:tab/><text:span text:style-name="T33">const</text:span><text:span text:style-name="T40"> </text:span><text:span text:style-name="T11">age</text:span><text:span text:style-name="T40"> = </text:span><text:span text:style-name="T39">25</text:span><text:span text:style-name="T40">;</text:span></text:p>
      <text:p text:style-name="P25"><text:tab/><text:span text:style-name="T31">typeof</text:span> <text:s/><text:span text:style-name="T9">age</text:span>; // '<text:span text:style-name="T34">number'</text:span></text:p>
      <text:p text:style-name="P25"/>
      <text:p text:style-name="P25"><text:tab/><text:span text:style-name="T31">const </text:span><text:span text:style-name="T9">firstName</text:span> = <text:span text:style-name="T34">'John'</text:span></text:p>
      <text:p text:style-name="P25"><text:tab/><text:span text:style-name="T31">typeof </text:span><text:span text:style-name="T9">firstName;</text:span> //<text:span text:style-name="T34"> 'string'</text:span></text:p>
      <text:p text:style-name="P25"/>
      <text:p text:style-name="P25"><text:tab/><text:span text:style-name="T31">const</text:span><text:span text:style-name="T9"> user</text:span> = {</text:p>
      <text:p text:style-name="P25"><text:tab/><text:tab/><text:span text:style-name="T9">firstName</text:span> = <text:span text:style-name="T34">'John'</text:span>,</text:p>
      <text:p text:style-name="P25"><text:tab/><text:tab/><text:span text:style-name="T9">age</text:span> = <text:span text:style-name="T37">25</text:span>}</text:p>
      <text:p text:style-name="P25"><text:tab/><text:span text:style-name="T31">typeof</text:span><text:span text:style-name="T9"> user</text:span>; // <text:span text:style-name="T34">'object'</text:span></text:p>
      <text:p text:style-name="P1"/>
      <text:p text:style-name="P1">les variables sont déclarées dans un bloc d'instruction et est connue jusqu'à la fin du bloc.</text:p>
      <text:p text:style-name="P1"/>
      <text:p text:style-name="P1">Console.log (nom de la variable) = affiche la variable</text:p>
      <text:p text:style-name="P1"/>
      <text:p text:style-name="P28">STRUCTURE DE CONTROLE:</text:p>
      <text:p text:style-name="P1"/>
      <text:p text:style-name="P1"><text:span text:style-name="T2">if... else</text:span> = IF la condition est vraie, exécute le ELSE fait autre chose</text:p>
      <text:p text:style-name="P1"/>
      <text:p text:style-name="P1"><text:span text:style-name="T2">switch... case</text:span> = fait plusieurs tests de valeurs sur le contenu d'une même variable</text:p>
      <text:p text:style-name="P1"/>
      <text:p text:style-name="P28">LES BOUCLES:</text:p>
      <text:p text:style-name="P1"/>
      <text:p text:style-name="P1"><text:span text:style-name="T2">while...</text:span> = tant que... (si la condition ne change pas, ça boucle à l'infini)</text:p>
      <text:p text:style-name="P1"/>
      <text:p text:style-name="P25"><text:span text:style-name="T28">while</text:span> (<text:span text:style-name="T9">i</text:span> &lt;<text:span text:style-name="T37"> 3</text:span>) {</text:p>
      <text:p text:style-name="P25"><text:tab/><text:span text:style-name="T9">console</text:span><text:span text:style-name="T25">.log</text:span> (<text:span text:style-name="T34">'this is a loop'</text:span>):</text:p>
      <text:p text:style-name="P25"><text:tab/><text:span text:style-name="T9">i</text:span> = <text:span text:style-name="T9">i</text:span>+<text:span text:style-name="T37">1</text:span>;</text:p>
      <text:p text:style-name="P25">}</text:p>
      <text:p text:style-name="P25"><text:span text:style-name="T9">console</text:span>.log (<text:span text:style-name="T34">'end of the program'</text:span>);</text:p>
      <text:p text:style-name="P1"/>
      <text:p text:style-name="P1"><text:span text:style-name="T2">do while</text:span> = faire tant que...</text:p>
      <text:p text:style-name="P1"><text:span text:style-name="T31">l</text:span><text:span text:style-name="T33">et</text:span><text:span text:style-name="T40"> </text:span><text:span text:style-name="T11">i</text:span><text:span text:style-name="T40"> = </text:span><text:span text:style-name="T39">10</text:span><text:span text:style-name="T40">;</text:span></text:p>
      <text:p text:style-name="P25"/>
      <text:p text:style-name="P25"><text:span text:style-name="T28">do</text:span>{</text:p>
      <text:p text:style-name="P25"><text:tab/><text:span text:style-name="T9">console.</text:span><text:span text:style-name="T25">log</text:span> (<text:span text:style-name="T34">'this is a loop')</text:span>;</text:p>
      <text:p text:style-name="P1"/>
      <text:p text:style-name="P1"><text:span text:style-name="T2">for</text:span> = lorsqu'on sait combien de fois on veut le faire</text:p>
      <text:p text:style-name="P1"><text:soft-page-break/></text:p>
      <text:p text:style-name="P25"><text:span text:style-name="T28">for</text:span> (<text:span text:style-name="T31">let </text:span><text:span text:style-name="T9">i</text:span> =<text:span text:style-name="T37">0</text:span>;<text:span text:style-name="T9"> i</text:span> &lt; <text:span text:style-name="T37">3</text:span>;<text:span text:style-name="T9"> i</text:span> = <text:span text:style-name="T9">i</text:span>+1) {</text:p>
      <text:p text:style-name="P25"><text:tab/><text:span text:style-name="T9">console</text:span><text:span text:style-name="T25">.log</text:span> (<text:span text:style-name="T34">'great!'</text:span>)};</text:p>
      <text:p text:style-name="P25"><text:span text:style-name="T9">console</text:span><text:span text:style-name="T25">.log</text:span>(<text:span text:style-name="T34">'end'</text:span>);</text:p>
      <text:p text:style-name="P25"/>
      <text:p text:style-name="P25"><text:span text:style-name="T9">age</text:span>++ <text:s/>= <text:span text:style-name="T9">age</text:span>=<text:span text:style-name="T9">age</text:span>+<text:span text:style-name="T37">1</text:span>;</text:p>
      <text:p text:style-name="P1"/>
      <text:p text:style-name="P1"><text:span text:style-name="T3">isWilder =!isWilder ;</text:span> <text:s/>= isWilder doit être le contraire de la variable précédente</text:p>
      <text:p text:style-name="P1"/>
      <text:p text:style-name="P4">CORRECTION ATELIER 2 :</text:p>
      <text:p text:style-name="P4"/>
      <text:p text:style-name="P5">*multiplier avec une addition dans while:</text:p>
      <text:p text:style-name="P1">const a=2 ;</text:p>
      <text:p text:style-name="P1">const b=5 ;</text:p>
      <text:p text:style-name="P1">let rest=0 ;</text:p>
      <text:p text:style-name="P1">let nbloops=0 ;</text:p>
      <text:p text:style-name="P1"/>
      <text:p text:style-name="P1">while(nbloops&lt;a) {</text:p>
      <text:p text:style-name="P1"><text:tab/>res +=b ;</text:p>
      <text:p text:style-name="P1"><text:tab/>nbloops++ ;</text:p>
      <text:p text:style-name="P1">}</text:p>
      <text:p text:style-name="P1">console.log(res) ;</text:p>
      <text:p text:style-name="P1"/>
      <text:p text:style-name="P5">*compte de 5 en 5 jusqu'à 100 avec for :</text:p>
      <text:p text:style-name="P1">const max=100 ;</text:p>
      <text:p text:style-name="P1">let sum = 0 ;</text:p>
      <text:p text:style-name="P1">const step =5 ;</text:p>
      <text:p text:style-name="P1"/>
      <text:p text:style-name="P1">for(let i=0 ; i&lt;max ; i+=step ){</text:p>
      <text:p text:style-name="P1"><text:tab/>sum += i ;</text:p>
      <text:p text:style-name="P1"><text:tab/>console.log(sum) ;</text:p>
      <text:p text:style-name="P1">}</text:p>
      <text:p text:style-name="P1"/>
      <text:p text:style-name="P1"/>
      <text:p text:style-name="P1"/>
      <text:p text:style-name="P27">const add = function (a, b){</text:p>
      <text:p text:style-name="P27">return a+b} ;</text:p>
      <text:p text:style-name="P27"><text:s text:c="15"/>équivaut à :</text:p>
      <text:p text:style-name="P27">const add =(a, b) =&gt; {</text:p>
      <text:p text:style-name="P27">return a+b} ;</text:p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CONVERTI DES CENTIMES EN EUROS : </text:p>
      <text:p text:style-name="P1"/>
      <text:p text:style-name="P1">function centsToEuros(cents) {</text:p>
      <text:p text:style-name="P1"><text:s text:c="2"/>return cents / 100;</text:p>
      <text:p text:style-name="P1">}</text:p>
      <text:p text:style-name="P1"/>
      <text:p text:style-name="P1">//faire une variable avec un tableau des prix en centimes</text:p>
      <text:p text:style-name="P1">const pricesInCents = [2999, 1899, 3789, 4199];</text:p>
      <text:p text:style-name="P1"/>
      <text:p text:style-name="P1">//faire une variable avec un tableau vide pour les euros</text:p>
      <text:p text:style-name="P1">const pricesInEuros = [];</text:p>
      <text:p text:style-name="P1"/>
      <text:p text:style-name="P1">// Loop through the array</text:p>
      <text:p text:style-name="P1">for (let index = 0 ; index &lt; pricesInCents.length ; index++) {</text:p>
      <text:p text:style-name="P1"><text:s text:c="2"/>// Get price at current index</text:p>
      <text:p text:style-name="P1"><text:s text:c="2"/>const unitPriceCents = pricesInCents[index];</text:p>
      <text:p text:style-name="P1"><text:s text:c="2"/>// Convert price</text:p>
      <text:p text:style-name="P1"><text:s text:c="2"/>const unitPriceEuros = centsToEuros(unitPriceCents);</text:p>
      <text:p text:style-name="P1"><text:s text:c="2"/>pricesInEuros.push(unitPriceEuros);</text:p>
      <text:p text:style-name="P1">}</text:p>
      <text:p text:style-name="P1"/>
      <text:p text:style-name="P1">console.log(pricesInEuros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oft-page-break/>ITERATOR:</text:p>
      <text:p text:style-name="P1"/>
      <text:p text:style-name="P1"><text:span text:style-name="T5">.forEach ()</text:span><text:span text:style-name="T8"> est utilisé pour exécuter le même code sur chaque élément d'un tableau mais ne change pas le tableau et renvoie undefined.</text:span></text:p>
      <text:p text:style-name="P3"/>
      <text:p text:style-name="P25"><text:span text:style-name="T32">const </text:span><text:span text:style-name="T10">fruits</text:span><text:span text:style-name="T8"> = [</text:span><text:span text:style-name="T35">'mango', 'papaya', 'pineapple', 'apple'</text:span><text:span text:style-name="T8">];</text:span></text:p>
      <text:p text:style-name="P26"/>
      <text:p text:style-name="P25"><text:span text:style-name="T10">fruits</text:span><text:span text:style-name="T15">.</text:span><text:span text:style-name="T27">forEach</text:span><text:span text:style-name="T8">(</text:span><text:span text:style-name="T10">fruit</text:span><text:span text:style-name="T8"> =&gt; </text:span><text:span text:style-name="T10">console</text:span><text:span text:style-name="T27">.log</text:span><text:span text:style-name="T8">(`</text:span><text:span text:style-name="T35">I want to eat a </text:span><text:span text:style-name="T8">${</text:span><text:span text:style-name="T10">fruit</text:span><text:span text:style-name="T8">}.`))</text:span></text:p>
      <text:p text:style-name="P26"/>
      <text:p text:style-name="P17">I want to eat a mango.</text:p>
      <text:p text:style-name="P19">I want to eat a papaya.</text:p>
      <text:p text:style-name="P19">I want to eat a pineapple.</text:p>
      <text:p text:style-name="P19">I want to eat a apple.</text:p>
      <text:p text:style-name="P26"/>
      <text:p text:style-name="P1"><text:span text:style-name="T8"><text:line-break/></text:span><text:span text:style-name="T5">.map () </text:span><text:span text:style-name="T8">exécute le même code sur chaque élément d'un tableau et renvoie un nouveau tableau avec les éléments mis à jour.</text:span></text:p>
      <text:p text:style-name="P3"/>
      <text:p text:style-name="P25"><text:span text:style-name="T32">const</text:span><text:span text:style-name="T10"> animals </text:span><text:span text:style-name="T8">= [</text:span><text:span text:style-name="T35">'Hen', 'elephant', 'llama', 'leopard', 'ostrich', 'Whale', 'octopus', 'rabbit', 'lion', 'dog'</text:span><text:span text:style-name="T8">];</text:span></text:p>
      <text:p text:style-name="P26"/>
      <text:p text:style-name="P25"><text:span text:style-name="T32">const </text:span><text:span text:style-name="T10">secretMessage</text:span><text:span text:style-name="T8"> = </text:span><text:span text:style-name="T10">animals</text:span><text:span text:style-name="T27">.map</text:span><text:span text:style-name="T8">(</text:span><text:span text:style-name="T10">animals</text:span><text:span text:style-name="T8"> =&gt;{</text:span></text:p>
      <text:p text:style-name="P25"><text:span text:style-name="T10"><text:s/></text:span><text:span text:style-name="T29"><text:s/>return</text:span><text:span text:style-name="T8"> </text:span><text:span text:style-name="T10">animals</text:span><text:span text:style-name="T8">[</text:span><text:span text:style-name="T4">0</text:span><text:span text:style-name="T8">]</text:span></text:p>
      <text:p text:style-name="P26">})</text:p>
      <text:p text:style-name="P26"/>
      <text:p text:style-name="P25"><text:span text:style-name="T10">console</text:span><text:span text:style-name="T27">.log</text:span><text:span text:style-name="T8">(</text:span><text:span text:style-name="T10">secretMessage</text:span><text:span text:style-name="T27">.join</text:span><text:span text:style-name="T8">(''));</text:span></text:p>
      <text:p text:style-name="P26"/>
      <text:p text:style-name="P17">HelloWorld</text:p>
      <text:p text:style-name="P3"/>
      <text:p text:style-name="P3"/>
      <text:p text:style-name="P1"><text:span text:style-name="T8"><text:line-break/></text:span><text:span text:style-name="T5">.filter ()</text:span><text:span text:style-name="T8"> vérifie chaque élément d'un tableau pour voir s'il répond à certains critères et renvoie un nouveau tableau avec les éléments qui renvoient la vérité pour les critères.</text:span></text:p>
      <text:p text:style-name="P3"/>
      <text:p text:style-name="P25"><text:span text:style-name="T32">const</text:span><text:span text:style-name="T10"> randomNumbers</text:span><text:span text:style-name="T8"> = [</text:span><text:span text:style-name="T38">375, 200, 3.14, 7, 13, 852</text:span><text:span text:style-name="T8">];</text:span></text:p>
      <text:p text:style-name="P26"/>
      <text:p text:style-name="P25"><text:span text:style-name="T32">const </text:span><text:span text:style-name="T10">smallNumbers</text:span><text:span text:style-name="T8"> = </text:span><text:span text:style-name="T10">randomNumbers</text:span><text:span text:style-name="T27">.filter(</text:span><text:span text:style-name="T10">num</text:span><text:span text:style-name="T8"> =&gt; {</text:span></text:p>
      <text:p text:style-name="P25"><text:span text:style-name="T8"><text:s/></text:span><text:span text:style-name="T29"><text:s/>return </text:span><text:span text:style-name="T4">num</text:span><text:span text:style-name="T8"> &lt; </text:span><text:span text:style-name="T38">250</text:span><text:span text:style-name="T8">;</text:span></text:p>
      <text:p text:style-name="P26">})</text:p>
      <text:p text:style-name="P1"><text:span text:style-name="T8"><text:line-break/></text:span><text:span text:style-name="T5">.findIndex ()</text:span><text:span text:style-name="T8"> renvoie l'index du premier élément d'un tableau qui satisfait une condition de la fonction de rappel. Il renvoie -1 si aucun des éléments du tableau ne satisfait à la condition.</text:span></text:p>
      <text:p text:style-name="P3"/>
      <text:p text:style-name="P25"><text:span text:style-name="T32">const </text:span><text:span text:style-name="T10">animals</text:span><text:span text:style-name="T8"> = [</text:span><text:span text:style-name="T35">'hippo', 'tiger', 'lion', 'seal', 'cheetah', 'monkey', 'salamander', 'elephant'</text:span><text:span text:style-name="T8">];</text:span></text:p>
      <text:p text:style-name="P26"/>
      <text:p text:style-name="P25"><text:span text:style-name="T32">const</text:span><text:span text:style-name="T10"> foundAnimal </text:span><text:span text:style-name="T8">=</text:span><text:span text:style-name="T4"> </text:span><text:span text:style-name="T10">animals</text:span><text:span text:style-name="T27">.findIndex</text:span><text:span text:style-name="T8">(</text:span><text:span text:style-name="T10">animal </text:span><text:span text:style-name="T8">=&gt; {</text:span></text:p>
      <text:p text:style-name="P25"><text:span text:style-name="T8"><text:s/></text:span><text:span text:style-name="T10"><text:s/></text:span><text:span text:style-name="T29">return </text:span><text:span text:style-name="T10">animal</text:span><text:span text:style-name="T8"> ===</text:span><text:span text:style-name="T13"> </text:span><text:span text:style-name="T35">'elephant'</text:span><text:span text:style-name="T8">;</text:span></text:p>
      <text:p text:style-name="P26">});</text:p>
      <text:p text:style-name="P25"><text:span text:style-name="T10">console</text:span><text:span text:style-name="T27">.log</text:span><text:span text:style-name="T8">(</text:span><text:span text:style-name="T10">foundAnimal</text:span><text:span text:style-name="T8">)</text:span></text:p>
      <text:p text:style-name="P17">7</text:p>
      <text:p text:style-name="P3"/>
      <text:p text:style-name="P3"/>
      <text:p text:style-name="P3"/>
      <text:p text:style-name="P3"/>
      <text:p text:style-name="P1"><text:soft-page-break/><text:span text:style-name="T8"><text:line-break/></text:span><text:span text:style-name="T5">.reduce ()</text:span><text:span text:style-name="T8"> parcourt un tableau et prend les valeurs des éléments et renvoie une seule valeur.<text:line-break/>Toutes les méthodes d'itérateur prennent une fonction de rappel qui peut être prédéfinie, ou une expression de fonction, ou une fonction de flèche.</text:span></text:p>
      <text:p text:style-name="P3"/>
      <text:p text:style-name="P25"><text:span text:style-name="T32">const</text:span><text:span text:style-name="T10"> newNumbers</text:span><text:span text:style-name="T8"> = [</text:span><text:span text:style-name="T38">1, 3, 5, 7</text:span><text:span text:style-name="T8">];</text:span></text:p>
      <text:p text:style-name="P25"><text:span text:style-name="T32">const</text:span><text:span text:style-name="T10"> newSum</text:span><text:span text:style-name="T8"> = </text:span><text:span text:style-name="T10">newNumbers</text:span><text:span text:style-name="T27">.reduce</text:span><text:span text:style-name="T8">((</text:span><text:span text:style-name="T10">accumulator, currentValue</text:span><text:span text:style-name="T8">) =&gt;{</text:span></text:p>
      <text:p text:style-name="P25"><text:span text:style-name="T8"><text:s text:c="2"/></text:span><text:span text:style-name="T10">console</text:span><text:span text:style-name="T27">.log</text:span><text:span text:style-name="T8">(</text:span><text:span text:style-name="T13">'</text:span><text:span text:style-name="T35">The value of accumulator: '</text:span><text:span text:style-name="T13">,</text:span><text:span text:style-name="T8"> </text:span><text:span text:style-name="T10">accumulator</text:span><text:span text:style-name="T8">);</text:span></text:p>
      <text:p text:style-name="P25"><text:span text:style-name="T8"><text:s text:c="2"/></text:span><text:span text:style-name="T10">console</text:span><text:span text:style-name="T27">.log</text:span><text:span text:style-name="T8">(</text:span><text:span text:style-name="T35">'The value of currentValue: '</text:span><text:span text:style-name="T13">, </text:span><text:span text:style-name="T10">currentValue)</text:span><text:span text:style-name="T8">;</text:span></text:p>
      <text:p text:style-name="P25"><text:span text:style-name="T29"><text:s text:c="2"/>return</text:span><text:span text:style-name="T8"> </text:span><text:span text:style-name="T10">accumulator</text:span><text:span text:style-name="T8"> +</text:span><text:span text:style-name="T4"> </text:span><text:span text:style-name="T10">currentValue</text:span><text:span text:style-name="T8">;</text:span></text:p>
      <text:p text:style-name="P25"><text:span text:style-name="T8">}, </text:span><text:span text:style-name="T38">10</text:span><text:span text:style-name="T8">);</text:span></text:p>
      <text:p text:style-name="P25"><text:span text:style-name="T10">console</text:span><text:span text:style-name="T27">.log</text:span><text:span text:style-name="T8">(</text:span><text:span text:style-name="T10">newSum</text:span><text:span text:style-name="T8">)</text:span></text:p>
      <text:p text:style-name="P26"/>
      <text:p text:style-name="P17">The value of accumulator: <text:s/>10</text:p>
      <text:p text:style-name="P19">The value of currentValue: <text:s/>1</text:p>
      <text:p text:style-name="P19">The value of accumulator: <text:s/>11</text:p>
      <text:p text:style-name="P19">The value of currentValue: <text:s/>3</text:p>
      <text:p text:style-name="P19">The value of accumulator: <text:s/>14</text:p>
      <text:p text:style-name="P19">The value of currentValue: <text:s/>5</text:p>
      <text:p text:style-name="P19">The value of accumulator: <text:s/>19</text:p>
      <text:p text:style-name="P19">The value of currentValue: <text:s/>7</text:p>
      <text:p text:style-name="P19">26</text:p>
      <text:p text:style-name="P3"><text:line-break/>Vous pouvez visiter le Mozilla Developer Network pour en savoir plus sur les méthodes de l'itérateur (et toutes les autres parties de JavaScript!).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<text:soft-page-break/>LES OBJETS:</text:p>
      <text:p text:style-name="P7"/>
      <text:p text:style-name="P1"><text:span text:style-name="T2">.this</text:span> <text:span text:style-name="T8">Le mot-clé this fait référence à l'objet appelant qui donne accès aux propriétés de l'objet appelant. Dans l'exemple ci-dessus, l'objet appelant est chèvre et en l'utilisant, nous accédons à l'objet chèvre lui-même, puis à la propriété dietType de chèvre en utilisant la notation par points de propriété.</text:span> </text:p>
      <text:p text:style-name="P1"/>
      <text:p text:style-name="P18"><text:span text:style-name="T31">const</text:span><text:span text:style-name="T9"> robot</text:span><text:span text:style-name="T16"> </text:span>= {</text:p>
      <text:p text:style-name="P18"><text:s text:c="2"/><text:span text:style-name="T9">model</text:span>: <text:span text:style-name="T34">'1E78V2'</text:span>,</text:p>
      <text:p text:style-name="P18"><text:s text:c="2"/><text:span text:style-name="T9">energyLevel</text:span>: <text:span text:style-name="T37">100</text:span>,</text:p>
      <text:p text:style-name="P18"><text:s text:c="2"/><text:span text:style-name="T25">provideInfo</text:span>(){</text:p>
      <text:p text:style-name="P18"><text:s text:c="4"/><text:span text:style-name="T28">return</text:span><text:span text:style-name="T9"> </text:span><text:s/><text:span text:style-name="T34">`I am</text:span> <text:span text:style-name="T31">${this.</text:span><text:span text:style-name="T9">model</text:span>} <text:span text:style-name="T34">and my current energy level is</text:span> </text:p>
      <text:p text:style-name="P18"><text:span text:style-name="T31">${this.</text:span><text:span text:style-name="T9">energyLevel</text:span>}`</text:p>
      <text:p text:style-name="P18"><text:s text:c="2"/>}</text:p>
      <text:p text:style-name="P18">};</text:p>
      <text:p text:style-name="P18"><text:span text:style-name="T9">console</text:span><text:span text:style-name="T25">.log</text:span>(<text:span text:style-name="T9">robot</text:span><text:span text:style-name="T17">.provideInfo()</text:span>)</text:p>
      <text:p text:style-name="P18"/>
      <text:p text:style-name="P18">I am 1E78V2 and my current energy level is 100</text:p>
      <text:p text:style-name="P12"/>
      <text:p text:style-name="P12"/>
      <text:p text:style-name="P9">parcourir les propriétés:</text:p>
      <text:p text:style-name="P9"/>
      <text:p text:style-name="P13"><text:span text:style-name="T20">avec une boucle:</text:span> for...in</text:p>
      <text:p text:style-name="P1"/>
      <text:p text:style-name="P18"><text:span text:style-name="T31">const</text:span><text:span text:style-name="T9"> robot</text:span><text:span text:style-name="T16"> </text:span>= {</text:p>
      <text:p text:style-name="P18"><text:s text:c="2"/><text:span text:style-name="T9">model</text:span>: <text:span text:style-name="T34">'1E78V2'</text:span>,</text:p>
      <text:p text:style-name="P18"><text:s text:c="2"/><text:span text:style-name="T9">energyLevel</text:span>: <text:span text:style-name="T37">100</text:span>,}</text:p>
      <text:p text:style-name="P18"/>
      <text:p text:style-name="P18"><text:span text:style-name="T28">for</text:span>(<text:span text:style-name="T31">let</text:span> <text:span text:style-name="T9">model</text:span> <text:span text:style-name="T31">in</text:span> <text:span text:style-name="T9">robot</text:span>) {</text:p>
      <text:p text:style-name="P18"><text:span text:style-name="T9">console</text:span><text:span text:style-name="T25">.log</text:span> (<text:span text:style-name="T9">model, robot(model)</text:span>}</text:p>
      <text:p text:style-name="P18"><text:span text:style-name="T17">model</text:span>: <text:span text:style-name="T12">'1E78V2'</text:span></text:p>
      <text:p text:style-name="P14"/>
      <text:p text:style-name="P9">vérifier l'existence d'une propriété:</text:p>
      <text:p text:style-name="P9"/>
      <text:p text:style-name="P13"><text:span text:style-name="T20">avec: key </text:span>in <text:span text:style-name="T20">obj</text:span></text:p>
      <text:p text:style-name="P1"/>
      <text:p text:style-name="P18"><text:span text:style-name="T31">const</text:span><text:span text:style-name="T9"> robot</text:span><text:span text:style-name="T16"> </text:span>= {</text:p>
      <text:p text:style-name="P18"><text:s text:c="2"/><text:span text:style-name="T9">model</text:span>: <text:span text:style-name="T34">'1E78V2'</text:span>,</text:p>
      <text:p text:style-name="P18"><text:s text:c="2"/><text:span text:style-name="T9">energyLevel</text:span>: <text:span text:style-name="T37">100</text:span>,}</text:p>
      <text:p text:style-name="P18"/>
      <text:p text:style-name="P18"><text:span text:style-name="T9">console</text:span><text:span text:style-name="T25">.log</text:span> (<text:span text:style-name="T34">'model'</text:span> <text:span text:style-name="T28">in</text:span> <text:span text:style-name="T9">robot</text:span>)</text:p>
      <text:p text:style-name="P15">true</text:p>
      <text:p text:style-name="P14"/>
      <text:p text:style-name="P13"><text:span text:style-name="T20">avec:</text:span> obj.hasOwnProperty(key)</text:p>
      <text:p text:style-name="P1"/>
      <text:p text:style-name="P18"><text:span text:style-name="T31">const</text:span><text:span text:style-name="T9"> robot</text:span><text:span text:style-name="T16"> </text:span>= {</text:p>
      <text:p text:style-name="P18"><text:s text:c="2"/><text:span text:style-name="T9">model</text:span>: <text:span text:style-name="T34">'1E78V2'</text:span>,</text:p>
      <text:p text:style-name="P18"><text:s text:c="2"/><text:span text:style-name="T9">energyLevel</text:span>: <text:span text:style-name="T37">100</text:span>,}</text:p>
      <text:p text:style-name="P18"/>
      <text:p text:style-name="P18"><text:span text:style-name="T9">console</text:span><text:span text:style-name="T25">.log</text:span> (<text:span text:style-name="T9">robot.</text:span><text:span text:style-name="T25">hasOwnProperty</text:span>(<text:span text:style-name="T34">'life'</text:span>))</text:p>
      <text:p text:style-name="P15">false</text:p>
      <text:p text:style-name="P15"/>
      <text:p text:style-name="P12"><text:span text:style-name="T21">avec:</text:span><text:span text:style-name="T6"> obj[key]! == undefined</text:span></text:p>
      <text:p text:style-name="P12"/>
      <text:p text:style-name="P18"><text:span text:style-name="T9">console</text:span><text:span text:style-name="T25">.log </text:span>(<text:span text:style-name="T9">robot</text:span>[<text:span text:style-name="T34">'life'</text:span>]==<text:span text:style-name="T31">undefined</text:span>)</text:p>
      <text:p text:style-name="P15">true</text:p>
      <text:p text:style-name="P25"><text:soft-page-break/></text:p>
      <text:p text:style-name="P18"><text:span text:style-name="T9">console</text:span><text:span text:style-name="T25">.log</text:span> (<text:span text:style-name="T9">robot</text:span>[<text:span text:style-name="T34">'energylevel'</text:span>]==<text:span text:style-name="T31">undefined</text:span>)</text:p>
      <text:p text:style-name="P15">false</text:p>
      <text:p text:style-name="P15"/>
      <text:p text:style-name="P9">ajouter/supprimer une propriété:</text:p>
      <text:p text:style-name="P9"/>
      <text:p text:style-name="P13"><text:span text:style-name="T20">ajouter avec: </text:span>obj.key = 'contenu';</text:p>
      <text:p text:style-name="P1"/>
      <text:p text:style-name="P18"><text:span text:style-name="T31">const</text:span><text:span text:style-name="T9"> robot</text:span><text:span text:style-name="T16"> </text:span>= {}</text:p>
      <text:p text:style-name="P18"/>
      <text:p text:style-name="P18"><text:span text:style-name="T9">robot.Name</text:span> = <text:span text:style-name="T34">'R2D2'</text:span>;</text:p>
      <text:p text:style-name="P1"/>
      <text:p text:style-name="P13"><text:span text:style-name="T20">supprimer avec: delete </text:span>obj.key ;</text:p>
      <text:p text:style-name="P1"/>
      <text:p text:style-name="P12"><text:s/><text:span text:style-name="T33">delete</text:span><text:span text:style-name="T40"> </text:span><text:span text:style-name="T11">robot.Name</text:span><text:span text:style-name="T40">;</text:span></text:p>
      <text:p text:style-name="P1"/>
      <text:p text:style-name="P1"/>
      <text:p text:style-name="P1"><text:span text:style-name="T2">Object.key() </text:span> = renvoie un tableau contenant les noms des propriétés propres à un objet </text:p>
      <text:p text:style-name="P1"/>
      <text:p text:style-name="P18"><text:span text:style-name="T31">const</text:span><text:span text:style-name="T9"> robot</text:span><text:span text:style-name="T16"> </text:span>= {</text:p>
      <text:p text:style-name="P18"><text:s text:c="2"/><text:span text:style-name="T9">model</text:span>: <text:span text:style-name="T34">'1E78V2'</text:span>,</text:p>
      <text:p text:style-name="P18"><text:s/><text:span text:style-name="T9"><text:s/>energyLevel</text:span>: <text:span text:style-name="T37">100</text:span>,}</text:p>
      <text:p text:style-name="P18"/>
      <text:p text:style-name="P18"><text:span text:style-name="T9">console</text:span><text:span text:style-name="T25">.log</text:span>(<text:span text:style-name="T14">Object</text:span><text:span text:style-name="T25">.key</text:span>(<text:span text:style-name="T9">robot</text:span>)) ;</text:p>
      <text:p text:style-name="P18">['model', 'energyLevel']</text:p>
      <text:p text:style-name="P1"/>
      <text:p text:style-name="P1"/>
      <text:p text:style-name="P1"><text:span text:style-name="T2">Object.values() </text:span> = Retourne le tableau des valeurs énumérables propres de l'objet donné dont les clés sont des chaînes de caractères. </text:p>
      <text:p text:style-name="P1"/>
      <text:p text:style-name="P18"><text:span text:style-name="T31">const</text:span><text:span text:style-name="T9"> robot</text:span><text:span text:style-name="T16"> </text:span>= {</text:p>
      <text:p text:style-name="P18"><text:s/><text:span text:style-name="T9"><text:s/>model</text:span>: <text:span text:style-name="T34">'1E78V2'</text:span>,</text:p>
      <text:p text:style-name="P18"><text:s/><text:span text:style-name="T9"><text:s/>energyLevel</text:span>: <text:span text:style-name="T37">100</text:span>,}</text:p>
      <text:p text:style-name="P18"/>
      <text:p text:style-name="P18"><text:span text:style-name="T9">console</text:span><text:span text:style-name="T25">.log</text:span>(<text:span text:style-name="T14">Object</text:span><text:span text:style-name="T25">.values</text:span>(<text:span text:style-name="T9">robot</text:span>));</text:p>
      <text:p text:style-name="P18">[<text:span text:style-name="T20">'1E78V2',100</text:span>]</text:p>
      <text:p text:style-name="P12"/>
      <text:p text:style-name="P12"/>
      <text:p text:style-name="P12"/>
      <text:p text:style-name="P1"><text:span text:style-name="T2">Object.assign(cible, source)</text:span> = Copie les valeurs de toutes propriétés propres énumérables depuis un ou plusieurs objets source dans un objet cible. </text:p>
      <text:p text:style-name="P1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oft-page-break/>LES DOM:</text:p>
      <text:p text:style-name="P6"/>
      <text:p text:style-name="P10"><text:span text:style-name="T7">document.getElementById()</text:span><text:span text:style-name="T22">: récupération d'une balise par son Id</text:span></text:p>
      <text:p text:style-name="P11"/>
      <text:p text:style-name="P22">HTML</text:p>
      <text:p text:style-name="P23">&lt;body&gt;</text:p>
      <text:p text:style-name="P22"><text:span text:style-name="T22"><text:tab/></text:span><text:span text:style-name="T24">&lt;p </text:span><text:span text:style-name="T26">id=</text:span><text:span text:style-name="T36">'first'</text:span><text:span text:style-name="T24">&gt; </text:span><text:span text:style-name="T22">first paragraph</text:span><text:span text:style-name="T24">&lt;/p&gt;</text:span></text:p>
      <text:p text:style-name="P23">&lt;/body&gt;</text:p>
      <text:p text:style-name="P23"/>
      <text:p text:style-name="P22">JS</text:p>
      <text:p text:style-name="P23"><text:span text:style-name="T31">const</text:span> <text:span text:style-name="T23">firstElement </text:span>= <text:span text:style-name="T28">document,getElementById</text:span>(<text:span text:style-name="T34">'first'</text:span>)</text:p>
      <text:p text:style-name="P8"/>
      <text:p text:style-name="P1"/>
      <text:p text:style-name="P1"/>
      <text:p text:style-name="P1"><text:span text:style-name="T2">document.getElementByClassName()</text:span>: récupération <text:s/>de plusieurs éléments par la class</text:p>
      <text:p text:style-name="P1"/>
      <text:p text:style-name="P22">HTML</text:p>
      <text:p text:style-name="P23">&lt;body&gt;</text:p>
      <text:p text:style-name="P22"><text:span text:style-name="T22"><text:tab/></text:span><text:span text:style-name="T24">&lt;p </text:span><text:span text:style-name="T26">id=</text:span><text:span text:style-name="T36">'first'</text:span><text:span text:style-name="T24">&gt; </text:span><text:span text:style-name="T22">first paragraph</text:span><text:span text:style-name="T24">&lt;/p&gt;</text:span></text:p>
      <text:p text:style-name="P22"><text:span text:style-name="T24"><text:tab/>&lt;p class</text:span><text:span text:style-name="T26">=</text:span><text:span text:style-name="T36">'second'</text:span><text:span text:style-name="T24">&gt; </text:span><text:span text:style-name="T22">second paragraph</text:span><text:span text:style-name="T24">&lt;/p&gt;</text:span></text:p>
      <text:p text:style-name="P23">&lt;/body&gt;</text:p>
      <text:p text:style-name="P23"/>
      <text:p text:style-name="P22">JS</text:p>
      <text:p text:style-name="P23"><text:span text:style-name="T31">const</text:span> <text:span text:style-name="T23">secondElement </text:span>= <text:span text:style-name="T28">document,getElementByClassName</text:span>(<text:span text:style-name="T34">'second'</text:span>);</text:p>
      <text:p text:style-name="P11"/>
      <text:p text:style-name="P11"/>
      <text:p text:style-name="P11"/>
      <text:p text:style-name="P1"><text:span text:style-name="T2">document.getElementByClassName()</text:span>: récupération <text:s/>de plusieurs éléments par la class</text:p>
      <text:p text:style-name="P1"/>
      <text:p text:style-name="P22">HTML</text:p>
      <text:p text:style-name="P23">&lt;body&gt;</text:p>
      <text:p text:style-name="P22"><text:span text:style-name="T22"><text:tab/></text:span><text:span text:style-name="T24">&lt;p </text:span><text:span text:style-name="T26">id=</text:span><text:span text:style-name="T36">'first'</text:span><text:span text:style-name="T24">&gt; </text:span><text:span text:style-name="T22">first paragraph</text:span><text:span text:style-name="T24">&lt;/p&gt;</text:span></text:p>
      <text:p text:style-name="P22"><text:span text:style-name="T24"><text:tab/>&lt;p </text:span><text:span text:style-name="T26">class=</text:span><text:span text:style-name="T36">'second'</text:span><text:span text:style-name="T24">&gt; </text:span><text:span text:style-name="T22">second paragraph</text:span><text:span text:style-name="T24">&lt;/p&gt;</text:span></text:p>
      <text:p text:style-name="P23">&lt;/body&gt;</text:p>
      <text:p text:style-name="P23"/>
      <text:p text:style-name="P22">JS</text:p>
      <text:p text:style-name="P23"><text:span text:style-name="T31">const</text:span><text:span text:style-name="T30"> </text:span><text:span text:style-name="T23">secondElement </text:span>= <text:span text:style-name="T28">document,getElementByClassName</text:span>(<text:span text:style-name="T34">'second'</text:span>);</text:p>
      <text:p text:style-name="P11"/>
      <text:p text:style-name="P11"/>
      <text:p text:style-name="P11"/>
      <text:p text:style-name="P1"><text:span text:style-name="T2">document.getElementByTagName()</text:span> : récupération <text:s/>de plusieurs éléments par leur nom de balise</text:p>
      <text:p text:style-name="P1"/>
      <text:p text:style-name="P22">HTML</text:p>
      <text:p text:style-name="P23">&lt;body&gt;</text:p>
      <text:p text:style-name="P22"><text:span text:style-name="T22"><text:tab/></text:span><text:span text:style-name="T24">&lt;p &gt; </text:span><text:span text:style-name="T22">first paragraph</text:span><text:span text:style-name="T24">&lt;/p&gt;</text:span></text:p>
      <text:p text:style-name="P22"><text:span text:style-name="T24"><text:tab/>&lt;p &gt; </text:span><text:span text:style-name="T22">second paragraph</text:span><text:span text:style-name="T24">&lt;/p&gt;</text:span></text:p>
      <text:p text:style-name="P23">&lt;/body&gt;</text:p>
      <text:p text:style-name="P23"/>
      <text:p text:style-name="P22">JS</text:p>
      <text:p text:style-name="P23"><text:span text:style-name="T31">const</text:span><text:span text:style-name="T30"> </text:span><text:span text:style-name="T23">secondElement </text:span>= <text:span text:style-name="T28">document,getElementByTagName</text:span>(<text:span text:style-name="T23">'</text:span><text:span text:style-name="T34">p'</text:span>);</text:p>
      <text:p text:style-name="P25"/>
      <text:p text:style-name="P1"/>
      <text:p text:style-name="P1"><text:span text:style-name="T2">element,addEventListener()</text:span> : permet de détecter une événement d'un certain type (click, mouseover...) et d'appeler une fonction quand il se produit.</text:p>
      <text:p text:style-name="P1"/>
      <text:p text:style-name="P22"><text:soft-page-break/>HTML</text:p>
      <text:p text:style-name="P23">&lt;body&gt;</text:p>
      <text:p text:style-name="P22"><text:span text:style-name="T22"><text:tab/></text:span><text:span text:style-name="T24">&lt;button </text:span><text:span text:style-name="T26">id= </text:span><text:span text:style-name="T36">'button1'</text:span><text:span text:style-name="T24">&gt; </text:span><text:span text:style-name="T22">Change my text </text:span><text:span text:style-name="T24">&lt;/button&gt;</text:span></text:p>
      <text:p text:style-name="P23">&lt;/body&gt;</text:p>
      <text:p text:style-name="P23"/>
      <text:p text:style-name="P22">JS</text:p>
      <text:p text:style-name="P23"><text:span text:style-name="T31">const</text:span> <text:span text:style-name="T23">firstBtn</text:span>= <text:span text:style-name="T28">document,getElementById( </text:span><text:span text:style-name="T23">'</text:span><text:span text:style-name="T34">button1</text:span><text:span text:style-name="T23">'</text:span>);</text:p>
      <text:p text:style-name="P23"/>
      <text:p text:style-name="P23"><text:span text:style-name="T31">let</text:span><text:span text:style-name="T30"> </text:span><text:span text:style-name="T9">count</text:span> = <text:span text:style-name="T37">0</text:span>;</text:p>
      <text:p text:style-name="P23"/>
      <text:p text:style-name="P23"><text:span text:style-name="T28">firstBtn,addEventListener </text:span>(<text:span text:style-name="T23"> '</text:span><text:span text:style-name="T34">click'</text:span>, () =&gt; {</text:p>
      <text:p text:style-name="P23"><text:tab/><text:span text:style-name="T28">count</text:span> +=<text:span text:style-name="T37">1</text:span>;</text:p>
      <text:p text:style-name="P23"><text:tab/><text:span text:style-name="T31">const</text:span> <text:span text:style-name="T9">text </text:span>= <text:span text:style-name="T23">'</text:span><text:span text:style-name="T34">I have been clicked '</text:span> + <text:span text:style-name="T28">count </text:span>+ <text:span text:style-name="T34">' times'</text:span>;</text:p>
      <text:p text:style-name="P23"><text:tab/><text:span text:style-name="T28">firstBtn.innerHTML</text:span> = <text:span text:style-name="T28">text</text:span>; });</text:p>
      <text:p text:style-name="P23"/>
      <text:p text:style-name="P1"><draw:frame draw:style-name="fr1" draw:name="images1" text:anchor-type="paragraph" svg:x="-0.079cm" svg:y="0.185cm" svg:width="17cm" svg:height="8.227cm" draw:z-index="0"><draw:image xlink:href="Pictures/20000007000069970000331AF19719A7.svm" xlink:type="simple" xlink:show="embed" xlink:actuate="onLoad"/></draw:frame></text:p>
      <text:p text:style-name="P1"/>
      <text:p text:style-name="P1"><draw:frame draw:style-name="fr1" draw:name="images2" text:anchor-type="paragraph" svg:x="-0.079cm" svg:y="8.68cm" svg:width="17cm" svg:height="9.781cm" draw:z-index="1"><draw:image xlink:href="Pictures/200000070000695700003C9C479A8C5D.svm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nevlle</meta:initial-creator>
    <meta:creation-date>2020-03-05T16:13:49.84</meta:creation-date>
    <dc:date>2020-04-01T15:47:48.97</dc:date>
    <dc:creator>sophie nevlle</dc:creator>
    <meta:editing-duration>PT18H17M1S</meta:editing-duration>
    <meta:editing-cycles>35</meta:editing-cycles>
    <meta:generator>OpenOffice/4.1.7$Win32 OpenOffice.org_project/417m1$Build-9800</meta:generator>
    <meta:document-statistic meta:table-count="0" meta:image-count="2" meta:object-count="0" meta:page-count="10" meta:paragraph-count="226" meta:word-count="1164" meta:character-count="7727"/>
  </office:meta>
</office:document-meta>
</file>